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ize="14pt" fo:font-weight="bold" officeooo:rsid="00161cff" officeooo:paragraph-rsid="00161c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normal" officeooo:rsid="00161cff" officeooo:paragraph-rsid="00161cf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61cff" officeooo:paragraph-rsid="00161cf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61cff" officeooo:paragraph-rsid="00161cff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6a5dd" officeooo:paragraph-rsid="0016a5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161cff" officeooo:paragraph-rsid="00161cff" style:font-size-asian="18pt" style:font-weight-asian="bold" style:font-size-complex="18pt" style:font-weight-complex="bold"/>
    </style:style>
    <style:style style:name="T1" style:family="text">
      <style:text-properties fo:background-color="#afd095" loext:char-shading-value="0"/>
    </style:style>
    <style:style style:name="T2" style:family="text">
      <style:text-properties fo:background-color="#afd095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ht Club</text:p>
      <text:p text:style-name="P6">Механика сражения</text:p>
      <text:p text:style-name="P2">Основная идея как в классике – выбыраем часть тела, которую защищаем, и которую атакуем.</text:p>
      <text:p text:style-name="P2">Если <text:span text:style-name="T3">успешно защитили</text:span>, урон снижается. (<text:span text:style-name="T2">Базовый урон -75%</text:span>)</text:p>
      <text:p text:style-name="P2"/>
      <text:p text:style-name="P2">Части тела (ЧТ) – <text:span text:style-name="T2">голова, грудь, живот, руки, ноги</text:span>.</text:p>
      <text:p text:style-name="P2">Для любой части тела расчет урона универсален.</text:p>
      <text:p text:style-name="P2"/>
      <text:p text:style-name="P3">Расчет урона</text:p>
      <text:p text:style-name="P4">У каждой ЧТ есть показатель брони. Данный показатель вычитается из урона по данной части тела. Минимальный урон, тем не менее, 1.</text:p>
      <text:p text:style-name="P4">Показатель брони определяется доспехом, надетым на данную часть тела.</text:p>
      <text:p text:style-name="P4"/>
      <text:p text:style-name="P4">У доспеха есть три характеристики – <text:span text:style-name="T2">броня, ЧТ и уровень</text:span>. Персонаж не может надеть броню уровнем выше, чем он.</text:p>
      <text:p text:style-name="P4"/>
      <text:p text:style-name="P4">Оружие имеет две характеристики – <text:span text:style-name="T2">урон и уровень</text:span>. Персонаж может носить только одно оружие.</text:p>
      <text:p text:style-name="P4"/>
      <text:p text:style-name="P3">Прокачка</text:p>
      <text:p text:style-name="P5">Персонаж уровня <text:span text:style-name="T4">P</text:span> получает за уничножение врага уровня <text:span text:style-name="T4">E</text:span> </text:p>
      <text:p text:style-name="P5"><draw:frame draw:style-name="fr1" draw:name="Object1" text:anchor-type="as-char" svg:y="-0.2681in" svg:width="0.3437in" svg:height="0.41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2">части уровня</text:span>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2:49:07.741271118</meta:creation-date>
    <dc:date>2025-02-24T13:10:01.705787371</dc:date>
    <meta:editing-duration>PT10M40S</meta:editing-duration>
    <meta:editing-cycles>1</meta:editing-cycles>
    <meta:document-statistic meta:table-count="0" meta:image-count="0" meta:object-count="1" meta:page-count="2" meta:paragraph-count="15" meta:word-count="115" meta:character-count="758" meta:non-whitespace-character-count="652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frac>
      <msup>
        <mn>2</mn>
        <mrow>
          <mi>E</mi>
          <mo stretchy="false">−</mo>
          <mi>P</mi>
        </mrow>
      </msup>
      <mrow>
        <mn>5</mn>
        <mo stretchy="false">⋅</mo>
        <mi>P</mi>
      </mrow>
    </mfrac>
    <annotation encoding="StarMath 5.0">{2 ^ {E - P}} over { 5 cdot P } </annotation>
  </semantics>
</math>
</file>